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adornments="Oblique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9cm" svg:stroke-color="#0098cc" draw:marker-start-width="0.316cm" draw:marker-start-center="false" draw:marker-end-width="0.31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59cm" fo:min-width="0.27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>
      <style:graphic-properties draw:stroke="none" svg:stroke-width="0.019cm" svg:stroke-color="#0098cc" draw:marker-start-width="0.316cm" draw:marker-start-center="false" draw:marker-end-width="0.31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59cm" fo:min-width="0.288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>
      <style:graphic-properties draw:stroke="none" svg:stroke-width="0.019cm" svg:stroke-color="#0098cc" draw:marker-start-width="0.316cm" draw:marker-start-center="false" draw:marker-end-width="0.31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59cm" fo:min-width="0.24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>
      <style:graphic-properties draw:stroke="solid" svg:stroke-width="0.019cm" svg:stroke-color="#0098cc" draw:marker-start-width="0.316cm" draw:marker-start-center="false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/>
      <style:text-properties fo:color="#0098cc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fo:color="#0098cc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fo:color="#0098cc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0.272cm" svg:height="0.459cm" svg:x="9.95cm" svg:y="14.215cm">
            <draw:text-box>
              <text:p text:style-name="P1"><text:span text:style-name="T1">V</text:span></text:p>
            </draw:text-box>
          </draw:frame>
          <draw:frame draw:style-name="gr2" draw:text-style-name="P2" draw:layer="layout" svg:width="0.288cm" svg:height="0.459cm" svg:x="11.915cm" svg:y="14.076cm">
            <draw:text-box>
              <text:p text:style-name="P1"><text:span text:style-name="T1">U</text:span></text:p>
            </draw:text-box>
          </draw:frame>
          <draw:frame draw:style-name="gr3" draw:text-style-name="P4" draw:layer="layout" svg:width="0.242cm" svg:height="0.459cm" svg:x="11.093cm" svg:y="15.739cm">
            <draw:text-box>
              <text:p text:style-name="P3"><text:span text:style-name="T1">T</text:span></text:p>
            </draw:text-box>
          </draw:frame>
          <draw:g>
            <draw:line draw:style-name="gr4" draw:text-style-name="P5" draw:layer="layout" svg:x1="11.178cm" svg:y1="15.697cm" svg:x2="11.85cm" svg:y2="14.254cm">
              <text:p/>
            </draw:line>
            <draw:line draw:style-name="gr4" draw:text-style-name="P5" draw:layer="layout" svg:x1="11.178cm" svg:y1="15.697cm" svg:x2="10.275cm" svg:y2="14.401cm">
              <text:p/>
            </draw:line>
            <draw:line draw:style-name="gr4" draw:text-style-name="P5" draw:layer="layout" svg:x1="11.849cm" svg:y1="14.254cm" svg:x2="10.269cm" svg:y2="14.397cm">
              <text:p/>
            </draw:line>
            <draw:line draw:style-name="gr4" draw:text-style-name="P5" draw:layer="layout" svg:x1="10.597cm" svg:y1="15.092cm" svg:x2="10.883cm" svg:y2="15.009cm">
              <text:p/>
            </draw:line>
            <draw:line draw:style-name="gr4" draw:text-style-name="P5" draw:layer="layout" svg:x1="10.994cm" svg:y1="14.208cm" svg:x2="11.112cm" svg:y2="14.48cm">
              <text:p/>
            </draw:line>
            <draw:line draw:style-name="gr4" draw:text-style-name="P5" draw:layer="layout" svg:x1="11.405cm" svg:y1="14.958cm" svg:x2="11.689cm" svg:y2="14.873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adornments="Oblique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12:43:42.163119287</meta:creation-date>
    <dc:date>2018-02-26T12:44:01.637192337</dc:date>
    <meta:editing-duration>PT19S</meta:editing-duration>
    <meta:editing-cycles>1</meta:editing-cycles>
    <meta:document-statistic meta:object-count="11"/>
    <meta:generator>LibreOffice/6.0.0.3$MacOSX_X86_64 LibreOffice_project/64a0f66915f38c6217de274f0aa8e15618924765</meta:generator>
  </office:meta>
</office:document-meta>
</file>